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Courier New" svg:font-family="'Courier New'" style:font-family-generic="modern" style:font-pitch="fixed"/>
    <style:font-face style:name="JetBrains Mono1" svg:font-family="'JetBrai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bin" svg:font-family="Cabi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Cabin"/>
    </style:style>
    <style:style style:name="P2" style:family="paragraph" style:parent-style-name="Standard">
      <style:paragraph-properties fo:text-align="justify" style:justify-single-word="false"/>
      <style:text-properties style:font-name="Cabin"/>
    </style:style>
    <style:style style:name="P3" style:family="paragraph" style:parent-style-name="Standard">
      <style:paragraph-properties fo:text-align="justify" style:justify-single-word="false"/>
    </style:style>
    <style:style style:name="P4" style:family="paragraph" style:parent-style-name="Standard">
      <loext:graphic-properties draw:fill="solid" draw:fill-color="#2b2b2b" draw:opacity="100%"/>
      <style:paragraph-properties fo:background-color="#2b2b2b"/>
      <style:text-properties officeooo:paragraph-rsid="0018dcc6"/>
    </style:style>
    <style:style style:name="P5" style:family="paragraph" style:parent-style-name="Standard">
      <loext:graphic-properties draw:fill="solid" draw:fill-color="#9999ff" draw:opacity="100%"/>
      <style:paragraph-properties fo:background-color="#9999ff" fo:padding="0.247cm" fo:border="0.26pt solid #000000" style:shadow="none"/>
    </style:style>
    <style:style style:name="P6" style:family="paragraph" style:parent-style-name="Standard">
      <loext:graphic-properties draw:fill="solid" draw:fill-color="#b2b2b2" draw:opacity="100%"/>
      <style:paragraph-properties fo:background-color="#b2b2b2" fo:padding="0.247cm" fo:border="0.26pt solid #000000" style:shadow="none"/>
      <style:text-properties style:font-name="Cabin" fo:font-weight="bold" style:font-weight-asian="bold" style:font-weight-complex="bold"/>
    </style:style>
    <style:style style:name="P7" style:family="paragraph" style:parent-style-name="Normal">
      <loext:graphic-properties draw:fill="solid" draw:fill-color="#2b2b2b" draw:opacity="100%"/>
      <style:paragraph-properties fo:hyphenation-ladder-count="no-limit" fo:background-color="#2b2b2b"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8" style:family="paragraph" style:parent-style-name="Standard">
      <loext:graphic-properties draw:fill="solid" draw:fill-color="#eeeeee" draw:opacity="100%"/>
      <style:paragraph-properties fo:background-color="#eeeeee" fo:padding="0.035cm" fo:border="0.26pt solid #000000" style:shadow="none"/>
      <style:text-properties style:font-name="Courier"/>
    </style:style>
    <style:style style:name="P9" style:family="paragraph" style:parent-style-name="Standard">
      <loext:graphic-properties draw:fill="solid" draw:fill-color="#eeeeee" draw:opacity="100%"/>
      <style:paragraph-properties fo:background-color="#eeeeee" fo:padding="0.035cm" fo:border="0.26pt solid #000000" style:shadow="none"/>
      <style:text-properties style:font-name="Cabin"/>
    </style:style>
    <style:style style:name="P10" style:family="paragraph" style:parent-style-name="Standard">
      <loext:graphic-properties draw:fill="solid" draw:fill-color="#eeeeee" draw:opacity="100%"/>
      <style:paragraph-properties fo:background-color="#eeeeee" fo:padding="0.035cm" fo:border="0.26pt solid #000000" style:shadow="none"/>
      <style:text-properties style:font-name="Cabin" officeooo:rsid="001785ab" officeooo:paragraph-rsid="001785ab"/>
    </style:style>
    <style:style style:name="P11" style:family="paragraph" style:parent-style-name="Préformaté_20_HTML">
      <loext:graphic-properties draw:fill="solid" draw:fill-color="#2b2b2b" draw:opacity="100%"/>
      <style:paragraph-properties fo:background-color="#2b2b2b"/>
    </style:style>
    <style:style style:name="P12" style:family="paragraph" style:parent-style-name="Préformaté_20_HTML">
      <loext:graphic-properties draw:fill="solid" draw:fill-color="#2b2b2b" draw:opacity="100%"/>
      <style:paragraph-properties fo:background-color="#2b2b2b"/>
      <style:text-properties officeooo:paragraph-rsid="0018dcc6"/>
    </style:style>
    <style:style style:name="P13" style:family="paragraph" style:parent-style-name="Footnote">
      <style:paragraph-properties fo:text-align="justify" style:justify-single-word="false"/>
    </style:style>
    <style:style style:name="P14" style:family="paragraph" style:parent-style-name="Standard" style:master-page-name="MP0">
      <style:paragraph-properties style:page-number="auto" fo:break-before="page"/>
      <style:text-properties style:font-name="Cabin"/>
    </style:style>
    <style:style style:name="P15" style:family="paragraph" style:parent-style-name="Standard">
      <loext:graphic-properties draw:fill="solid" draw:fill-color="#2b2b2b" draw:opacity="100%"/>
      <style:paragraph-properties fo:background-color="#2b2b2b"/>
    </style:style>
    <style:style style:name="P16" style:family="paragraph" style:parent-style-name="Standard">
      <loext:graphic-properties draw:fill="solid" draw:fill-color="#eeeeee" draw:opacity="100%"/>
      <style:paragraph-properties fo:background-color="#eeeeee" fo:padding="0.035cm" fo:border="0.26pt solid #000000" style:shadow="none"/>
    </style:style>
    <style:style style:name="P17" style:family="paragraph" style:parent-style-name="Standard">
      <loext:graphic-properties draw:fill="solid" draw:fill-color="#eeeeee" draw:opacity="100%"/>
      <style:paragraph-properties fo:background-color="#eeeeee" fo:padding="0.035cm" fo:border="0.26pt solid #000000" style:shadow="none"/>
      <style:text-properties style:font-name="Cabin" officeooo:rsid="001d829f" officeooo:paragraph-rsid="001d829f"/>
    </style:style>
    <style:style style:name="P18" style:family="paragraph" style:parent-style-name="Standard">
      <loext:graphic-properties draw:fill="solid" draw:fill-color="#eeeeee" draw:opacity="100%"/>
      <style:paragraph-properties fo:background-color="#eeeeee" fo:padding="0.035cm" fo:border="0.26pt solid #000000" style:shadow="none"/>
      <style:text-properties style:font-name="Cabin" officeooo:rsid="001ed23b" officeooo:paragraph-rsid="001ed23b"/>
    </style:style>
    <style:style style:name="P19" style:family="paragraph" style:parent-style-name="Standard">
      <loext:graphic-properties draw:fill="solid" draw:fill-color="#eeeeee" draw:opacity="100%"/>
      <style:paragraph-properties fo:background-color="#eeeeee" fo:padding="0.035cm" fo:border="0.26pt solid #000000" style:shadow="none"/>
      <style:text-properties style:font-name="Courier"/>
    </style:style>
    <style:style style:name="T1" style:family="text">
      <style:text-properties style:font-name="Cabin"/>
    </style:style>
    <style:style style:name="T2" style:family="text">
      <style:text-properties style:font-name="Cabin" fo:font-weight="bold" style:font-weight-asian="bold" style:font-weight-complex="bold"/>
    </style:style>
    <style:style style:name="T3" style:family="text">
      <style:text-properties style:font-name="Cabin" fo:font-style="italic" style:font-style-asian="italic" style:font-style-complex="italic"/>
    </style:style>
    <style:style style:name="T4" style:family="text">
      <style:text-properties style:font-name="Cabin" officeooo:rsid="00177a20"/>
    </style:style>
    <style:style style:name="T5" style:family="text">
      <style:text-properties style:font-name="Courier"/>
    </style:style>
    <style:style style:name="T6" style:family="text">
      <style:text-properties style:font-name="Courier New"/>
    </style:style>
    <style:style style:name="T7" style:family="text">
      <style:text-properties fo:color="#cc7832"/>
    </style:style>
    <style:style style:name="T8" style:family="text">
      <style:text-properties fo:color="#cc7832" style:font-name="Courier New" fo:font-size="10pt" style:letter-kerning="false" style:font-name-asian="Times New Roman" style:font-size-asian="10pt" style:language-asian="fr" style:country-asian="FR" style:font-name-complex="Courier New" style:font-size-complex="10pt" style:language-complex="ar" style:country-complex="SA"/>
    </style:style>
    <style:style style:name="T9" style:family="text">
      <style:text-properties fo:color="#cc7832" style:font-name="JetBrains Mono" fo:font-size="10pt" fo:font-style="normal" fo:font-weight="normal" style:font-size-asian="10pt" style:font-style-asian="normal" style:font-weight-asian="normal"/>
    </style:style>
    <style:style style:name="T10" style:family="text">
      <style:text-properties fo:color="#cc7832" style:font-name="JetBrains Mono" fo:font-size="10pt" fo:font-style="normal" fo:font-weight="normal" style:font-size-asian="10pt" style:font-style-asian="normal" style:font-weight-asian="normal"/>
    </style:style>
    <style:style style:name="T11" style:family="text">
      <style:text-properties fo:color="#a9b7c6"/>
    </style:style>
    <style:style style:name="T12" style:family="text">
      <style:text-properties fo:color="#a9b7c6" style:font-name="Courier New" fo:font-size="10pt" style:letter-kerning="false" style:font-name-asian="Times New Roman" style:font-size-asian="10pt" style:language-asian="fr" style:country-asian="FR" style:font-name-complex="Courier New" style:font-size-complex="10pt" style:language-complex="ar" style:country-complex="SA"/>
    </style:style>
    <style:style style:name="T13" style:family="text">
      <style:text-properties fo:color="#a9b7c6" fo:font-style="italic" style:font-style-asian="italic" style:font-style-complex="italic"/>
    </style:style>
    <style:style style:name="T14" style:family="text">
      <style:text-properties fo:color="#a9b7c6" style:font-name="JetBrains Mono" fo:font-size="10pt" fo:font-style="normal" fo:font-weight="normal" style:font-size-asian="10pt" style:font-style-asian="normal" style:font-weight-asian="normal"/>
    </style:style>
    <style:style style:name="T15" style:family="text">
      <style:text-properties fo:color="#a9b7c6" style:font-name="JetBrains Mono" fo:font-size="10pt" fo:font-style="normal" fo:font-weight="normal" style:font-size-asian="10pt" style:font-style-asian="normal" style:font-weight-asian="normal"/>
    </style:style>
    <style:style style:name="T16" style:family="text">
      <style:text-properties fo:color="#9876aa"/>
    </style:style>
    <style:style style:name="T17" style:family="text">
      <style:text-properties fo:color="#9876aa" style:font-name="Courier New" fo:font-size="10pt" style:letter-kerning="false" style:font-name-asian="Times New Roman" style:font-size-asian="10pt" style:language-asian="fr" style:country-asian="FR" style:font-name-complex="Courier New" style:font-size-complex="10pt" style:language-complex="ar" style:country-complex="SA"/>
    </style:style>
    <style:style style:name="T18" style:family="text">
      <style:text-properties fo:color="#9876aa" style:font-name="JetBrains Mono" fo:font-size="10pt" fo:font-style="normal" fo:font-weight="normal" style:font-size-asian="10pt" style:font-style-asian="normal" style:font-weight-asian="normal"/>
    </style:style>
    <style:style style:name="T19" style:family="text">
      <style:text-properties fo:color="#9876aa" style:font-name="JetBrains Mono" fo:font-size="10pt" fo:font-style="normal" fo:font-weight="normal" style:font-size-asian="10pt" style:font-style-asian="normal" style:font-weight-asian="normal"/>
    </style:style>
    <style:style style:name="T20" style:family="text">
      <style:text-properties fo:color="#ffc66d"/>
    </style:style>
    <style:style style:name="T21" style:family="text">
      <style:text-properties fo:color="#ffc66d" style:font-name="Courier New" fo:font-size="10pt" style:letter-kerning="false" style:font-name-asian="Times New Roman" style:font-size-asian="10pt" style:language-asian="fr" style:country-asian="FR" style:font-name-complex="Courier New" style:font-size-complex="10pt" style:language-complex="ar" style:country-complex="SA"/>
    </style:style>
    <style:style style:name="T22" style:family="text">
      <style:text-properties fo:color="#ffc66d" style:font-name="JetBrains Mono" fo:font-size="10pt" fo:font-style="normal" fo:font-weight="normal" style:font-size-asian="10pt" style:font-style-asian="normal" style:font-weight-asian="normal"/>
    </style:style>
    <style:style style:name="T23" style:family="text">
      <style:text-properties fo:color="#ffc66d" style:font-name="JetBrains Mono" fo:font-size="10pt" fo:font-style="normal" fo:font-weight="normal" style:font-size-asian="10pt" style:font-style-asian="normal" style:font-weight-asian="normal"/>
    </style:style>
    <style:style style:name="T24" style:family="text">
      <style:text-properties fo:color="#bbb529"/>
    </style:style>
    <style:style style:name="T25" style:family="text">
      <style:text-properties fo:color="#bbb529" style:font-name="JetBrains Mono" fo:font-size="10pt" fo:font-style="normal" fo:font-weight="normal" style:font-size-asian="10pt" style:font-style-asian="normal" style:font-weight-asian="normal"/>
    </style:style>
    <style:style style:name="T26" style:family="text">
      <style:text-properties fo:color="#bbb529" style:font-name="JetBrains Mono1" fo:font-size="10pt" fo:font-style="normal" fo:font-weight="normal" style:letter-kerning="false" style:font-name-asian="Times New Roman" style:font-size-asian="10pt" style:language-asian="fr" style:country-asian="FR" style:font-style-asian="normal" style:font-weight-asian="normal" style:font-name-complex="Courier New" style:font-size-complex="10pt" style:language-complex="ar" style:country-complex="SA"/>
    </style:style>
    <style:style style:name="T27" style:family="text">
      <style:text-properties fo:color="#6a8759"/>
    </style:style>
    <style:style style:name="T28" style:family="text">
      <style:text-properties fo:color="#6a8759" style:font-name="JetBrains Mono" fo:font-size="10pt" fo:font-style="normal" fo:font-weight="normal" style:font-size-asian="10pt" style:font-style-asian="normal" style:font-weight-asian="normal"/>
    </style:style>
    <style:style style:name="T29" style:family="text">
      <style:text-properties style:text-position="super 67%" style:font-name="Cabin"/>
    </style:style>
    <style:style style:name="T30" style:family="text">
      <style:text-properties style:text-position="sub 67%" style:font-name="Cabin"/>
    </style:style>
    <style:style style:name="T31" style:family="text">
      <style:text-properties fo:color="#6897bb"/>
    </style:style>
    <style:style style:name="T32" style:family="text">
      <style:text-properties fo:color="#6897bb" style:font-name="JetBrains Mono" fo:font-size="10pt" fo:font-style="normal" fo:font-weight="normal" style:font-size-asian="10pt" style:font-style-asian="normal" style:font-weight-asian="normal"/>
    </style:style>
    <style:style style:name="T33" style:family="text">
      <style:text-properties fo:color="#000000" style:font-name="Courier New" fo:font-size="10pt" fo:font-style="normal" fo:font-weight="normal" style:letter-kerning="false" style:font-name-asian="Times New Roman" style:font-size-asian="10pt" style:language-asian="fr" style:country-asian="FR" style:font-style-asian="normal" style:font-weight-asian="normal" style:font-name-complex="Courier New" style:font-size-complex="10pt" style:language-complex="ar" style:country-complex="SA"/>
    </style:style>
    <style:style style:name="T34" style:family="text">
      <style:text-properties fo:color="#000000" style:font-name="Courier New" fo:font-size="10pt" style:letter-kerning="false" style:font-name-asian="Times New Roman" style:font-size-asian="10pt" style:language-asian="fr" style:country-asian="FR" style:font-name-complex="Courier New" style:font-size-complex="10pt" style:language-complex="ar" style:country-complex="SA"/>
    </style:style>
    <style:style style:name="T35" style:family="text">
      <style:text-properties fo:color="#000000" style:font-name="Courier New" fo:font-size="10pt" fo:font-style="italic" fo:font-weight="normal" style:letter-kerning="false" style:font-name-asian="Times New Roman" style:font-size-asian="10pt" style:language-asian="fr" style:country-asian="FR" style:font-style-asian="italic" style:font-weight-asian="normal" style:font-name-complex="Courier New" style:font-size-complex="10pt"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Programmation Java @ Et3</text:p>
      <text:p text:style-name="P1">Polytech Paris-Saclay | 2022-23</text:p>
      <text:p text:style-name="P1"/>
      <text:p text:style-name="P1"/>
      <text:p text:style-name="P5"><text:span text:style-name="Police_20_par_20_défaut"><text:span text:style-name="T2">Nom :</text:span></text:span><text:span text:style-name="Police_20_par_20_défaut"><text:span text:style-name="T1"> </text:span></text:span><text:span text:style-name="Police_20_par_20_défaut"><text:span text:style-name="T4">VENGADABADY</text:span></text:span></text:p>
      <text:p text:style-name="P5"><text:span text:style-name="Police_20_par_20_défaut"><text:span text:style-name="T2">Prénom :</text:span></text:span><text:span text:style-name="Police_20_par_20_défaut"><text:span text:style-name="T1"> </text:span></text:span><text:span text:style-name="Police_20_par_20_défaut"><text:span text:style-name="T4">Lokeshwaran</text:span></text:span></text:p>
      <text:p text:style-name="P1"/>
      <text:p text:style-name="P1"/>
      <text:p text:style-name="P6">Exercice 3</text:p>
      <text:p text:style-name="P1"/>
      <text:p text:style-name="P2">On souhaite développer des classes Java permettant de faire certaines manipulations sur des nombres complexes.</text:p>
      <text:p text:style-name="P1"/>
      <text:p text:style-name="P3"><text:span text:style-name="Police_20_par_20_défaut"><text:span text:style-name="T1">1. Définissez une classe </text:span></text:span><text:span text:style-name="Police_20_par_20_défaut"><text:span text:style-name="T5">Complexe</text:span></text:span><text:span text:style-name="Police_20_par_20_défaut"><text:span text:style-name="T1"> comprenant deux champs de type </text:span></text:span><text:span text:style-name="Police_20_par_20_défaut"><text:span text:style-name="T6">double</text:span></text:span><text:span text:style-name="Police_20_par_20_défaut"><text:span text:style-name="T1">, représentant respectivement la partie réelle et la partie imaginaire d’un nombre complexe, puis munissez-la d’un constructeur approprié.</text:span></text:span></text:p>
      <text:p text:style-name="P2"/>
      <text:p text:style-name="Standard"><text:span text:style-name="Police_20_par_20_défaut"><text:span text:style-name="T1">#3.1.1 classe <text:s/></text:span></text:span><text:span text:style-name="Police_20_par_20_défaut"><text:span text:style-name="T5">Complexe</text:span></text:span></text:p>
      <text:p text:style-name="P7"><text:span text:style-name="Police_20_par_20_défaut"><text:span text:style-name="T8">public class </text:span></text:span><text:span text:style-name="Police_20_par_20_défaut"><text:span text:style-name="T12">Complexe {<text:line-break/> <text:s text:c="3"/></text:span></text:span><text:span text:style-name="Police_20_par_20_défaut"><text:span text:style-name="T8">double </text:span></text:span><text:span text:style-name="Police_20_par_20_défaut"><text:span text:style-name="T17">reel</text:span></text:span><text:span text:style-name="Police_20_par_20_défaut"><text:span text:style-name="T8">;<text:line-break/> <text:s text:c="3"/>double </text:span></text:span><text:span text:style-name="Police_20_par_20_défaut"><text:span text:style-name="T17">img</text:span></text:span><text:span text:style-name="Police_20_par_20_défaut"><text:span text:style-name="T8">;<text:line-break/> <text:s text:c="3"/>public </text:span></text:span><text:span text:style-name="Police_20_par_20_défaut"><text:span text:style-name="T21">Complexe</text:span></text:span><text:span text:style-name="Police_20_par_20_défaut"><text:span text:style-name="T12">(</text:span></text:span><text:span text:style-name="Police_20_par_20_défaut"><text:span text:style-name="T8">double </text:span></text:span><text:span text:style-name="Police_20_par_20_défaut"><text:span text:style-name="T12">reel</text:span></text:span><text:span text:style-name="Police_20_par_20_défaut"><text:span text:style-name="T8">, double </text:span></text:span><text:span text:style-name="Police_20_par_20_défaut"><text:span text:style-name="T12">img){<text:line-break/> <text:s text:c="7"/></text:span></text:span><text:span text:style-name="Police_20_par_20_défaut"><text:span text:style-name="T8">this</text:span></text:span><text:span text:style-name="Police_20_par_20_défaut"><text:span text:style-name="T12">.</text:span></text:span><text:span text:style-name="Police_20_par_20_défaut"><text:span text:style-name="T17">reel</text:span></text:span><text:span text:style-name="Police_20_par_20_défaut"><text:span text:style-name="T12">= reel</text:span></text:span><text:span text:style-name="Police_20_par_20_défaut"><text:span text:style-name="T8">;<text:line-break/> <text:s text:c="7"/>this</text:span></text:span><text:span text:style-name="Police_20_par_20_défaut"><text:span text:style-name="T12">.</text:span></text:span><text:span text:style-name="Police_20_par_20_défaut"><text:span text:style-name="T17">img </text:span></text:span><text:span text:style-name="Police_20_par_20_défaut"><text:span text:style-name="T12">= img</text:span></text:span><text:span text:style-name="Police_20_par_20_défaut"><text:span text:style-name="T8">;<text:line-break/> <text:s text:c="3"/></text:span></text:span><text:span text:style-name="Police_20_par_20_défaut"><text:span text:style-name="T12">}<text:line-break/>}</text:span></text:span></text:p>
      <text:p text:style-name="P8"/>
      <text:p text:style-name="P8"/>
      <text:p text:style-name="P1"/>
      <text:p text:style-name="P1"/>
      <text:p text:style-name="P3"><text:span text:style-name="Police_20_par_20_défaut"><text:span text:style-name="T1">2. Ajoutez à la classe </text:span></text:span><text:span text:style-name="Police_20_par_20_défaut"><text:span text:style-name="T5">Complexe</text:span></text:span><text:span text:style-name="Police_20_par_20_défaut"><text:span text:style-name="T1"> le code nécessaire pour permettre un affichage approprié pour des objets de cette classe en redéfinissant la méthode </text:span></text:span><text:span text:style-name="Police_20_par_20_défaut"><text:span text:style-name="T5">toString()</text:span></text:span><text:span text:style-name="Police_20_par_20_défaut"><text:span text:style-name="T1"> de la classe </text:span></text:span><text:span text:style-name="Police_20_par_20_défaut"><text:span text:style-name="T5">Object</text:span></text:span><text:span text:style-name="Police_20_par_20_défaut"><text:span text:style-name="T1">.</text:span></text:span></text:p>
      <text:p text:style-name="P1"/>
      <text:p text:style-name="Standard"><text:span text:style-name="Police_20_par_20_défaut"><text:span text:style-name="T1">#3.2.1 méthode </text:span></text:span><text:span text:style-name="Police_20_par_20_défaut"><text:span text:style-name="T5">toString</text:span></text:span></text:p>
      <text:p text:style-name="P11"><text:span text:style-name="Police_20_par_20_défaut"><text:span text:style-name="T24">@Override<text:line-break/></text:span></text:span><text:span text:style-name="Police_20_par_20_défaut"><text:span text:style-name="T7">public </text:span></text:span><text:span text:style-name="Police_20_par_20_défaut"><text:span text:style-name="T11">String </text:span></text:span><text:span text:style-name="Police_20_par_20_défaut"><text:span text:style-name="T20">toString</text:span></text:span><text:span text:style-name="Police_20_par_20_défaut"><text:span text:style-name="T11">(){<text:line-break/> <text:s text:c="3"/>String str = </text:span></text:span><text:span text:style-name="Police_20_par_20_défaut"><text:span text:style-name="T16">reel </text:span></text:span><text:span text:style-name="Police_20_par_20_défaut"><text:span text:style-name="T11">+ </text:span></text:span><text:span text:style-name="Police_20_par_20_défaut"><text:span text:style-name="T27">" + "</text:span></text:span><text:span text:style-name="Police_20_par_20_défaut"><text:span text:style-name="T11">+</text:span></text:span><text:span text:style-name="Police_20_par_20_défaut"><text:span text:style-name="T16">img</text:span></text:span><text:span text:style-name="Police_20_par_20_défaut"><text:span text:style-name="T11">+</text:span></text:span><text:span text:style-name="Police_20_par_20_défaut"><text:span text:style-name="T27">"i"</text:span></text:span><text:span text:style-name="Police_20_par_20_défaut"><text:span text:style-name="T7">;<text:line-break/> <text:s text:c="3"/>return </text:span></text:span><text:span text:style-name="Police_20_par_20_défaut"><text:span text:style-name="T11">str</text:span></text:span><text:span text:style-name="Police_20_par_20_défaut"><text:span text:style-name="T7">;<text:line-break/></text:span></text:span><text:span text:style-name="Police_20_par_20_défaut"><text:span text:style-name="T11">}</text:span></text:span><text:span text:style-name="Police_20_par_20_défaut"><text:span text:style-name="T7">;</text:span></text:span></text:p>
      <text:p text:style-name="P8"/>
      <text:p text:style-name="P1"/>
      <text:p text:style-name="P1"/>
      <text:p text:style-name="P3"><text:span text:style-name="Police_20_par_20_défaut"><text:span text:style-name="T1">3. On ne souhaite pas que les objets de la classe </text:span></text:span><text:span text:style-name="Police_20_par_20_défaut"><text:span text:style-name="T5">Complexe</text:span></text:span><text:span text:style-name="Police_20_par_20_défaut"><text:span text:style-name="T1"> puissent être modifiés une fois créés (on les qualifiera donc d’</text:span></text:span><text:span text:style-name="Police_20_par_20_défaut"><text:span text:style-name="T3">immuables</text:span></text:span><text:span text:style-name="Police_20_par_20_défaut"><text:span text:style-name="T1"> (</text:span></text:span><text:span text:style-name="Police_20_par_20_défaut"><text:span text:style-name="T3">immutable</text:span></text:span><text:span text:style-name="Police_20_par_20_défaut"><text:span text:style-name="T1">)). Comment peut-on garantir cela ? Implémentez la partie pertinente des méthodes d’accès.</text:span></text:span></text:p>
      <text:p text:style-name="P2"/>
      <text:p text:style-name="Standard"><text:span text:style-name="Police_20_par_20_défaut"><text:span text:style-name="T1">#3.3.1 Approche pour garantir la non modification des objects </text:span></text:span><text:span text:style-name="Police_20_par_20_défaut"><text:span text:style-name="T5">Complexe</text:span></text:span></text:p>
      <text:p text:style-name="P11"><text:span text:style-name="Police_20_par_20_défaut"><text:span text:style-name="T7">public final class </text:span></text:span><text:span text:style-name="Police_20_par_20_défaut"><text:span text:style-name="T11">Complexe {<text:line-break/> <text:s text:c="3"/></text:span></text:span><text:span text:style-name="Police_20_par_20_défaut"><text:span text:style-name="T7">double </text:span></text:span><text:span text:style-name="Police_20_par_20_défaut"><text:span text:style-name="T16">reel</text:span></text:span><text:span text:style-name="Police_20_par_20_défaut"><text:span text:style-name="T7">;<text:line-break/> <text:s text:c="3"/>double </text:span></text:span><text:span text:style-name="Police_20_par_20_défaut"><text:span text:style-name="T16">img</text:span></text:span><text:span text:style-name="Police_20_par_20_défaut"><text:span text:style-name="T7">;<text:line-break/> <text:s text:c="3"/>public </text:span></text:span><text:span text:style-name="Police_20_par_20_défaut"><text:span text:style-name="T20">Complexe</text:span></text:span><text:span text:style-name="Police_20_par_20_défaut"><text:span text:style-name="T11">(</text:span></text:span><text:span text:style-name="Police_20_par_20_défaut"><text:span text:style-name="T7">double </text:span></text:span><text:span text:style-name="Police_20_par_20_défaut"><text:span text:style-name="T11">reel</text:span></text:span><text:span text:style-name="Police_20_par_20_défaut"><text:span text:style-name="T7">, double </text:span></text:span><text:span text:style-name="Police_20_par_20_défaut"><text:span text:style-name="T11">img){<text:line-break/></text:span></text:span><text:soft-page-break/><text:span text:style-name="Police_20_par_20_défaut"><text:span text:style-name="T11"> <text:s text:c="7"/></text:span></text:span><text:span text:style-name="Police_20_par_20_défaut"><text:span text:style-name="T7">this</text:span></text:span><text:span text:style-name="Police_20_par_20_défaut"><text:span text:style-name="T11">.</text:span></text:span><text:span text:style-name="Police_20_par_20_défaut"><text:span text:style-name="T16">reel</text:span></text:span><text:span text:style-name="Police_20_par_20_défaut"><text:span text:style-name="T11">= reel</text:span></text:span><text:span text:style-name="Police_20_par_20_défaut"><text:span text:style-name="T7">;<text:line-break/> <text:s text:c="7"/>this</text:span></text:span><text:span text:style-name="Police_20_par_20_défaut"><text:span text:style-name="T11">.</text:span></text:span><text:span text:style-name="Police_20_par_20_défaut"><text:span text:style-name="T16">img </text:span></text:span><text:span text:style-name="Police_20_par_20_défaut"><text:span text:style-name="T11">= img</text:span></text:span><text:span text:style-name="Police_20_par_20_défaut"><text:span text:style-name="T7">;<text:line-break/> <text:s text:c="3"/></text:span></text:span><text:span text:style-name="Police_20_par_20_défaut"><text:span text:style-name="T11">}<text:line-break/> <text:s text:c="3"/></text:span></text:span><text:span text:style-name="Police_20_par_20_défaut"><text:span text:style-name="T24">@Override<text:line-break/> <text:s text:c="3"/></text:span></text:span><text:span text:style-name="Police_20_par_20_défaut"><text:span text:style-name="T7">public </text:span></text:span><text:span text:style-name="Police_20_par_20_défaut"><text:span text:style-name="T11">String </text:span></text:span><text:span text:style-name="Police_20_par_20_défaut"><text:span text:style-name="T20">toString</text:span></text:span><text:span text:style-name="Police_20_par_20_défaut"><text:span text:style-name="T11">(){<text:line-break/> <text:s text:c="7"/>String str = </text:span></text:span><text:span text:style-name="Police_20_par_20_défaut"><text:span text:style-name="T16">reel </text:span></text:span><text:span text:style-name="Police_20_par_20_défaut"><text:span text:style-name="T11">+ </text:span></text:span><text:span text:style-name="Police_20_par_20_défaut"><text:span text:style-name="T27">" + "</text:span></text:span><text:span text:style-name="Police_20_par_20_défaut"><text:span text:style-name="T11">+</text:span></text:span><text:span text:style-name="Police_20_par_20_défaut"><text:span text:style-name="T16">img</text:span></text:span><text:span text:style-name="Police_20_par_20_défaut"><text:span text:style-name="T11">+</text:span></text:span><text:span text:style-name="Police_20_par_20_défaut"><text:span text:style-name="T27">"i"</text:span></text:span><text:span text:style-name="Police_20_par_20_défaut"><text:span text:style-name="T7">;<text:line-break/> <text:s text:c="7"/>return </text:span></text:span><text:span text:style-name="Police_20_par_20_défaut"><text:span text:style-name="T11">str</text:span></text:span><text:span text:style-name="Police_20_par_20_défaut"><text:span text:style-name="T7">;<text:line-break/> <text:s text:c="3"/></text:span></text:span><text:span text:style-name="Police_20_par_20_défaut"><text:span text:style-name="T11">}</text:span></text:span><text:span text:style-name="Police_20_par_20_défaut"><text:span text:style-name="T7">;<text:line-break/></text:span></text:span><text:span text:style-name="Police_20_par_20_défaut"><text:span text:style-name="T11">}</text:span></text:span></text:p>
      <text:p text:style-name="P9"/>
      <text:p text:style-name="P1"/>
      <text:p text:style-name="P1">#3.3.2 Méthodes d'accès</text:p>
      <text:p text:style-name="P11"><text:span text:style-name="Police_20_par_20_défaut"><text:span text:style-name="T7">public double </text:span></text:span><text:span text:style-name="Police_20_par_20_défaut"><text:span text:style-name="T20">getReel</text:span></text:span><text:span text:style-name="Police_20_par_20_défaut"><text:span text:style-name="T11">(){<text:line-break/> <text:s text:c="7"/></text:span></text:span><text:span text:style-name="Police_20_par_20_défaut"><text:span text:style-name="T7">return </text:span></text:span><text:span text:style-name="Police_20_par_20_défaut"><text:span text:style-name="T16">reel</text:span></text:span><text:span text:style-name="Police_20_par_20_défaut"><text:span text:style-name="T7">;<text:line-break/> <text:s text:c="3"/></text:span></text:span><text:span text:style-name="Police_20_par_20_défaut"><text:span text:style-name="T11">}<text:line-break/> <text:s text:c="3"/></text:span></text:span><text:span text:style-name="Police_20_par_20_défaut"><text:span text:style-name="T7">public double </text:span></text:span><text:span text:style-name="Police_20_par_20_défaut"><text:span text:style-name="T20">getImage</text:span></text:span><text:span text:style-name="Police_20_par_20_défaut"><text:span text:style-name="T11">(){<text:line-break/> <text:s text:c="7"/></text:span></text:span><text:span text:style-name="Police_20_par_20_défaut"><text:span text:style-name="T7">return </text:span></text:span><text:span text:style-name="Police_20_par_20_défaut"><text:span text:style-name="T16">img</text:span></text:span><text:span text:style-name="Police_20_par_20_défaut"><text:span text:style-name="T7">;<text:line-break/> <text:s text:c="3"/></text:span></text:span><text:span text:style-name="Police_20_par_20_défaut"><text:span text:style-name="T11">}</text:span></text:span></text:p>
      <text:p text:style-name="P8"/>
      <text:p text:style-name="P1"/>
      <text:p text:style-name="P2"/>
      <text:p text:style-name="P3"><text:span text:style-name="Police_20_par_20_défaut"><text:span text:style-name="T1">4. Ajoutez un constructeur </text:span></text:span><text:span text:style-name="Police_20_par_20_défaut"><text:span text:style-name="T3">de copie</text:span></text:span><text:span text:style-name="Police_20_par_20_défaut"><text:span text:style-name="T1"> à votre classe prenant en unique paramètre une instance de la classe </text:span></text:span><text:span text:style-name="Police_20_par_20_défaut"><text:span text:style-name="T5">Complexe</text:span></text:span><text:span text:style-name="Police_20_par_20_défaut"><text:span text:style-name="T1">.</text:span></text:span></text:p>
      <text:p text:style-name="P2"/>
      <text:p text:style-name="Standard"><text:span text:style-name="Police_20_par_20_défaut"><text:span text:style-name="T1">#3.4.1 Nouveau constructeur de </text:span></text:span><text:span text:style-name="Police_20_par_20_défaut"><text:span text:style-name="T5">Complexe</text:span></text:span></text:p>
      <text:p text:style-name="P11"><text:span text:style-name="Police_20_par_20_défaut"><text:span text:style-name="T7">public </text:span></text:span><text:span text:style-name="Police_20_par_20_défaut"><text:span text:style-name="T20">Complexe</text:span></text:span><text:span text:style-name="Police_20_par_20_défaut"><text:span text:style-name="T11">(Complexe c){<text:line-break/> <text:s text:c="3"/></text:span></text:span><text:span text:style-name="Police_20_par_20_défaut"><text:span text:style-name="T7">this</text:span></text:span><text:span text:style-name="Police_20_par_20_défaut"><text:span text:style-name="T11">.</text:span></text:span><text:span text:style-name="Police_20_par_20_défaut"><text:span text:style-name="T16">reel </text:span></text:span><text:span text:style-name="Police_20_par_20_défaut"><text:span text:style-name="T11">= c.getReel()</text:span></text:span><text:span text:style-name="Police_20_par_20_défaut"><text:span text:style-name="T7">;<text:line-break/> <text:s text:c="3"/>this</text:span></text:span><text:span text:style-name="Police_20_par_20_défaut"><text:span text:style-name="T11">.</text:span></text:span><text:span text:style-name="Police_20_par_20_défaut"><text:span text:style-name="T16">img </text:span></text:span><text:span text:style-name="Police_20_par_20_défaut"><text:span text:style-name="T11">= c.getImage()</text:span></text:span><text:span text:style-name="Police_20_par_20_défaut"><text:span text:style-name="T7">;<text:line-break/></text:span></text:span><text:span text:style-name="Police_20_par_20_défaut"><text:span text:style-name="T11">}</text:span></text:span></text:p>
      <text:p text:style-name="P8"/>
      <text:p text:style-name="P1"/>
      <text:p text:style-name="P1">#3.4.2 Quelle est l'utilité dans ce contexte d'un tel constructeur ?</text:p>
      <text:p text:style-name="P10">On peut utiliser ce constructeur dans une methode static ou on ne veut pas modifier/travailler directement sur l’object d’origine. </text:p>
      <text:p text:style-name="P9"/>
      <text:p text:style-name="P1"/>
      <text:p text:style-name="P1"/>
      <text:p text:style-name="P3"><text:span text:style-name="Police_20_par_20_défaut"><text:span text:style-name="T1">5. Ajoutez le code nécessaire à votre classe pour tester l’égalité d’état de deux objets de la classe </text:span></text:span><text:span text:style-name="Police_20_par_20_défaut"><text:span text:style-name="T5">Complexe</text:span></text:span><text:span text:style-name="Police_20_par_20_défaut"><text:span text:style-name="T1"> par redéfinition de la méthode </text:span></text:span><text:span text:style-name="Police_20_par_20_défaut"><text:span text:style-name="T5">equals</text:span></text:span><text:span text:style-name="Police_20_par_20_défaut"><text:span text:style-name="T1"> de la classe </text:span></text:span><text:span text:style-name="Police_20_par_20_défaut"><text:span text:style-name="T5">Object</text:span></text:span><text:span text:style-name="Police_20_par_20_défaut"><text:span text:style-name="T1">. Rédéfinissez également la méthode </text:span></text:span><text:span text:style-name="Police_20_par_20_défaut"><text:span text:style-name="T6">hashCode</text:span></text:span><text:span text:style-name="Appel_20_note_20_de_20_bas_20_de_20_p."><text:span text:style-name="T6"><text:note text:id="ftn1" text:note-class="footnote"><text:note-citation>1</text:note-citation><text:note-body><text:p text:style-name="Footnote">Voir par exemple pour cela la méthode <text:span text:style-name="Police_20_par_20_défaut"><text:span text:style-name="T6">hash</text:span></text:span> de la classe <text:span text:style-name="Police_20_par_20_défaut"><text:span text:style-name="T6">java.util.Objects</text:span></text:span> : <text:a xlink:type="simple" xlink:href="https://docs.oracle.com/javase/8/docs/api/java/util/Objects.html#hash-java.lang.Object...-" office:target-frame-name="_top" xlink:show="replace" text:style-name="Internet_20_link" text:visited-style-name="Visited_20_Internet_20_Link">https://docs.oracle.com/javase/8/docs/api/java/util/Objects.html#hash-java.lang.Object...-</text:a></text:p><text:p text:style-name="Footnote"/></text:note-body></text:note></text:span></text:span><text:span text:style-name="Police_20_par_20_défaut"><text:span text:style-name="T1">.</text:span></text:span></text:p>
      <text:p text:style-name="P1"/>
      <text:p text:style-name="Standard"><text:span text:style-name="Police_20_par_20_défaut"><text:span text:style-name="T1">#3.5.1 redéfinition de </text:span></text:span><text:span text:style-name="Police_20_par_20_défaut"><text:span text:style-name="T5">equals</text:span></text:span><text:span text:style-name="Police_20_par_20_défaut"><text:span text:style-name="T1"> et </text:span></text:span><text:span text:style-name="Police_20_par_20_défaut"><text:span text:style-name="T5">hashCode</text:span></text:span></text:p>
      <text:p text:style-name="P8"><text:span text:style-name="Police_20_par_20_défaut"><text:span text:style-name="T26">@Override</text:span></text:span><text:line-break/><text:span text:style-name="T9">public boolean </text:span><text:span text:style-name="T22">equals</text:span><text:span text:style-name="T14">(Object obj) {</text:span><text:line-break/><text:span text:style-name="T14"> <text:s text:c="3"/></text:span><text:span text:style-name="T9">if </text:span><text:span text:style-name="T14">(obj == </text:span><text:span text:style-name="T9">null</text:span><text:span text:style-name="T14">)</text:span><text:line-break/><text:span text:style-name="T14"> <text:s text:c="3"/>{</text:span><text:line-break/><text:span text:style-name="T14"> <text:s text:c="7"/></text:span><text:span text:style-name="T9">return false;</text:span><text:line-break/><text:span text:style-name="T9"> <text:s text:c="3"/></text:span><text:span text:style-name="T14">}</text:span><text:line-break/><text:span text:style-name="T14"> <text:s text:c="3"/></text:span><text:span text:style-name="T9">else if</text:span><text:span text:style-name="T14">(!(obj </text:span><text:span text:style-name="T9">instanceof </text:span><text:span text:style-name="T14">Complexe)){</text:span><text:line-break/><text:span text:style-name="T14"> <text:s text:c="7"/></text:span><text:span text:style-name="T9">return false;</text:span><text:line-break/><text:span text:style-name="T9"> <text:s text:c="3"/></text:span><text:span text:style-name="T14">}</text:span><text:line-break/><text:span text:style-name="T14"> <text:s text:c="3"/></text:span><text:span text:style-name="T9">else if </text:span><text:span text:style-name="T14">(obj == </text:span><text:span text:style-name="T9">this</text:span><text:span text:style-name="T14">){</text:span><text:line-break/><text:span text:style-name="T14"> <text:s text:c="7"/></text:span><text:span text:style-name="T9">return true;</text:span><text:line-break/><text:span text:style-name="T9"> <text:s text:c="3"/></text:span><text:span text:style-name="T14">}</text:span><text:line-break/><text:soft-page-break/><text:span text:style-name="T14"> <text:s text:c="3"/></text:span><text:span text:style-name="T9">else </text:span><text:span text:style-name="T14">{</text:span><text:line-break/><text:span text:style-name="T14"> <text:s text:c="7"/>Complexe autre = </text:span><text:span text:style-name="T9">new </text:span><text:span text:style-name="T14">Complexe((Complexe) obj)</text:span><text:span text:style-name="T9">;</text:span><text:line-break/><text:span text:style-name="T9"> <text:s text:c="7"/>if </text:span><text:span text:style-name="T14">(autre.</text:span><text:span text:style-name="T18">img</text:span><text:span text:style-name="T14">==</text:span><text:span text:style-name="T9">this</text:span><text:span text:style-name="T14">.</text:span><text:span text:style-name="T18">img </text:span><text:span text:style-name="T14">&amp;&amp; autre.</text:span><text:span text:style-name="T18">reel </text:span><text:span text:style-name="T14">== </text:span><text:span text:style-name="T9">this</text:span><text:span text:style-name="T14">.</text:span><text:span text:style-name="T18">reel</text:span><text:span text:style-name="T14">){</text:span><text:line-break/><text:span text:style-name="T14"> <text:s text:c="11"/></text:span><text:span text:style-name="T9">return true;</text:span><text:line-break/><text:span text:style-name="T9"> <text:s text:c="7"/></text:span><text:span text:style-name="T14">}</text:span><text:line-break/><text:span text:style-name="T14"> <text:s text:c="7"/></text:span><text:span text:style-name="T9">else</text:span><text:span text:style-name="T14">{</text:span><text:line-break/><text:span text:style-name="T14"> <text:s text:c="11"/></text:span><text:span text:style-name="T9">return false;</text:span><text:line-break/><text:span text:style-name="T9"> <text:s text:c="7"/></text:span><text:span text:style-name="T14">}</text:span><text:line-break/><text:span text:style-name="T14"> <text:s text:c="3"/>}</text:span><text:line-break/><text:span text:style-name="T14">}</text:span></text:p>
      <text:p text:style-name="P16"><text:span text:style-name="Police_20_par_20_défaut"><text:span text:style-name="T34"><text:line-break/></text:span></text:span><text:span text:style-name="Police_20_par_20_défaut"><text:span text:style-name="T33">@Override</text:span></text:span><text:span text:style-name="Police_20_par_20_défaut"><text:span text:style-name="T34"><text:line-break/></text:span></text:span><text:span text:style-name="Police_20_par_20_défaut"><text:span text:style-name="T33">public int hashCode() {</text:span></text:span><text:span text:style-name="Police_20_par_20_défaut"><text:span text:style-name="T34"><text:line-break/></text:span></text:span><text:span text:style-name="Police_20_par_20_défaut"><text:span text:style-name="T33"> <text:s text:c="3"/>return Objects.</text:span></text:span><text:span text:style-name="Police_20_par_20_défaut"><text:span text:style-name="T35">hash</text:span></text:span><text:span text:style-name="Police_20_par_20_défaut"><text:span text:style-name="T33">(this.reel,this.img);</text:span></text:span><text:span text:style-name="Police_20_par_20_défaut"><text:span text:style-name="T34"><text:line-break/></text:span></text:span><text:span text:style-name="Police_20_par_20_défaut"><text:span text:style-name="T33">}</text:span></text:span></text:p>
      <text:p text:style-name="P8"><text:span text:style-name="Police_20_par_20_défaut"><text:span text:style-name="T8"/></text:span></text:p>
      <text:p text:style-name="P8"/>
      <text:p text:style-name="P1"/>
      <text:p text:style-name="Standard"><text:span text:style-name="Police_20_par_20_défaut"><text:span text:style-name="T1">#3.5.2 tests sur plusieurs valeurs d'objets </text:span></text:span><text:span text:style-name="Police_20_par_20_défaut"><text:span text:style-name="T5">Complexe</text:span></text:span></text:p>
      <text:p text:style-name="P8">...</text:p>
      <text:p text:style-name="P8"/>
      <text:p text:style-name="P1"/>
      <text:p text:style-name="P1"/>
      <text:p text:style-name="P3"><text:span text:style-name="Police_20_par_20_défaut"><text:span text:style-name="T1">6. Ajoutez des méthodes d’instance pour le calcul du </text:span></text:span><text:span text:style-name="Police_20_par_20_défaut"><text:span text:style-name="T3">module</text:span></text:span><text:span text:style-name="Police_20_par_20_défaut"><text:span text:style-name="T1"> et de l’</text:span></text:span><text:span text:style-name="Police_20_par_20_défaut"><text:span text:style-name="T3">argument</text:span></text:span><text:span text:style-name="Police_20_par_20_défaut"><text:span text:style-name="T1"> d’un complexe. On rappelle :</text:span></text:span></text:p>
      <text:p text:style-name="P2"/>
      <text:p text:style-name="Standard"><text:span text:style-name="Police_20_par_20_défaut"><text:span text:style-name="T1">— module = sqrt(re</text:span></text:span><text:span text:style-name="Police_20_par_20_défaut"><text:span text:style-name="T29">2</text:span></text:span><text:span text:style-name="Police_20_par_20_défaut"><text:span text:style-name="T1"> + im</text:span></text:span><text:span text:style-name="Police_20_par_20_défaut"><text:span text:style-name="T29">2</text:span></text:span><text:span text:style-name="Police_20_par_20_défaut"><text:span text:style-name="T1">)</text:span></text:span></text:p>
      <text:p text:style-name="P1">— argument = acos( re / module )</text:p>
      <text:p text:style-name="P1"/>
      <text:p text:style-name="P1">#3.6.1 nouvelles méthodes</text:p>
      <text:p text:style-name="P11"><text:span text:style-name="Police_20_par_20_défaut"><text:span text:style-name="T7">public double </text:span></text:span><text:span text:style-name="Police_20_par_20_défaut"><text:span text:style-name="T20">module</text:span></text:span><text:span text:style-name="Police_20_par_20_défaut"><text:span text:style-name="T11">(){<text:line-break/> <text:s text:c="3"/></text:span></text:span><text:span text:style-name="Police_20_par_20_défaut"><text:span text:style-name="T7">return </text:span></text:span><text:span text:style-name="Police_20_par_20_défaut"><text:span text:style-name="T11">Math.</text:span></text:span><text:span text:style-name="Police_20_par_20_défaut"><text:span text:style-name="T13">sqrt</text:span></text:span><text:span text:style-name="Police_20_par_20_défaut"><text:span text:style-name="T11">((</text:span></text:span><text:span text:style-name="Police_20_par_20_défaut"><text:span text:style-name="T16">reel</text:span></text:span><text:span text:style-name="Police_20_par_20_défaut"><text:span text:style-name="T11">*</text:span></text:span><text:span text:style-name="Police_20_par_20_défaut"><text:span text:style-name="T16">reel</text:span></text:span><text:span text:style-name="Police_20_par_20_défaut"><text:span text:style-name="T11">) + (</text:span></text:span><text:span text:style-name="Police_20_par_20_défaut"><text:span text:style-name="T16">img</text:span></text:span><text:span text:style-name="Police_20_par_20_défaut"><text:span text:style-name="T11">*</text:span></text:span><text:span text:style-name="Police_20_par_20_défaut"><text:span text:style-name="T16">img</text:span></text:span><text:span text:style-name="Police_20_par_20_défaut"><text:span text:style-name="T11">))</text:span></text:span><text:span text:style-name="Police_20_par_20_défaut"><text:span text:style-name="T7">;<text:line-break/></text:span></text:span><text:span text:style-name="Police_20_par_20_défaut"><text:span text:style-name="T11">}<text:line-break/><text:line-break/></text:span></text:span><text:span text:style-name="Police_20_par_20_défaut"><text:span text:style-name="T7">public double </text:span></text:span><text:span text:style-name="Police_20_par_20_défaut"><text:span text:style-name="T20">argument</text:span></text:span><text:span text:style-name="Police_20_par_20_défaut"><text:span text:style-name="T11">(){<text:line-break/> <text:s text:c="3"/></text:span></text:span><text:span text:style-name="Police_20_par_20_défaut"><text:span text:style-name="T7">return </text:span></text:span><text:span text:style-name="Police_20_par_20_défaut"><text:span text:style-name="T11">Math.</text:span></text:span><text:span text:style-name="Police_20_par_20_défaut"><text:span text:style-name="T13">acos</text:span></text:span><text:span text:style-name="Police_20_par_20_défaut"><text:span text:style-name="T11">(</text:span></text:span><text:span text:style-name="Police_20_par_20_défaut"><text:span text:style-name="T16">reel</text:span></text:span><text:span text:style-name="Police_20_par_20_défaut"><text:span text:style-name="T11">/</text:span></text:span><text:span text:style-name="Police_20_par_20_défaut"><text:span text:style-name="T7">this</text:span></text:span><text:span text:style-name="Police_20_par_20_défaut"><text:span text:style-name="T11">.module())</text:span></text:span><text:span text:style-name="Police_20_par_20_défaut"><text:span text:style-name="T7">;<text:line-break/></text:span></text:span><text:span text:style-name="Police_20_par_20_défaut"><text:span text:style-name="T11">}</text:span></text:span></text:p>
      <text:p text:style-name="P8"/>
      <text:p text:style-name="P1"/>
      <text:p text:style-name="P2">#3.6.2 Est-il plus pertinent d'ajouter de nouveaux champs à la classe ou bien de faire des calculs de ces valeurs à la volée ? Sous quelles conditions ?</text:p>
      <text:p text:style-name="P9">Si les valeurs de module et argument sont utilisées plusieurs fois, il est plus pertinent d’ajouter ces nouveaux champs. </text:p>
      <text:p text:style-name="P9"/>
      <text:p text:style-name="P1"/>
      <text:p text:style-name="P1"/>
      <text:p text:style-name="P3"><text:span text:style-name="Police_20_par_20_défaut"><text:span text:style-name="T1">7. Définissez des méthodes pour l’</text:span></text:span><text:span text:style-name="Police_20_par_20_défaut"><text:span text:style-name="T3">addition</text:span></text:span><text:span text:style-name="Police_20_par_20_défaut"><text:span text:style-name="T1"> et la </text:span></text:span><text:span text:style-name="Police_20_par_20_défaut"><text:span text:style-name="T3">multiplication</text:span></text:span><text:span text:style-name="Police_20_par_20_défaut"><text:span text:style-name="T1"> de deux nombres complexes. Ces méthodes prendront un paramètre implicite et un paramètre explicite, et retourneront une nouvelle instance correspondant au résultat de l’opération. On rappelle :</text:span></text:span></text:p>
      <text:p text:style-name="P2"/>
      <text:p text:style-name="Standard"><text:span text:style-name="Police_20_par_20_défaut"><text:span text:style-name="T1">— (re</text:span></text:span><text:span text:style-name="Police_20_par_20_défaut"><text:span text:style-name="T30">1</text:span></text:span><text:span text:style-name="Police_20_par_20_défaut"><text:span text:style-name="T1"> + im</text:span></text:span><text:span text:style-name="Police_20_par_20_défaut"><text:span text:style-name="T30">1</text:span></text:span><text:span text:style-name="Police_20_par_20_défaut"><text:span text:style-name="T1"> i) + (re</text:span></text:span><text:span text:style-name="Police_20_par_20_défaut"><text:span text:style-name="T30">2</text:span></text:span><text:span text:style-name="Police_20_par_20_défaut"><text:span text:style-name="T1"> + im</text:span></text:span><text:span text:style-name="Police_20_par_20_défaut"><text:span text:style-name="T30">2</text:span></text:span><text:span text:style-name="Police_20_par_20_défaut"><text:span text:style-name="T1"> i) = (re</text:span></text:span><text:span text:style-name="Police_20_par_20_défaut"><text:span text:style-name="T30">1</text:span></text:span><text:span text:style-name="Police_20_par_20_défaut"><text:span text:style-name="T1"> + re</text:span></text:span><text:span text:style-name="Police_20_par_20_défaut"><text:span text:style-name="T30">2</text:span></text:span><text:span text:style-name="Police_20_par_20_défaut"><text:span text:style-name="T1"> + (im</text:span></text:span><text:span text:style-name="Police_20_par_20_défaut"><text:span text:style-name="T30">1</text:span></text:span><text:span text:style-name="Police_20_par_20_défaut"><text:span text:style-name="T1"> + im</text:span></text:span><text:span text:style-name="Police_20_par_20_défaut"><text:span text:style-name="T30">2</text:span></text:span><text:span text:style-name="Police_20_par_20_défaut"><text:span text:style-name="T1">)i)</text:span></text:span></text:p>
      <text:p text:style-name="Standard"><text:span text:style-name="Police_20_par_20_défaut"><text:span text:style-name="T1">— (re</text:span></text:span><text:span text:style-name="Police_20_par_20_défaut"><text:span text:style-name="T30">1</text:span></text:span><text:span text:style-name="Police_20_par_20_défaut"><text:span text:style-name="T1"> + im</text:span></text:span><text:span text:style-name="Police_20_par_20_défaut"><text:span text:style-name="T30">1</text:span></text:span><text:span text:style-name="Police_20_par_20_défaut"><text:span text:style-name="T1"> i) x (re</text:span></text:span><text:span text:style-name="Police_20_par_20_défaut"><text:span text:style-name="T30">2</text:span></text:span><text:span text:style-name="Police_20_par_20_défaut"><text:span text:style-name="T1"> + im</text:span></text:span><text:span text:style-name="Police_20_par_20_défaut"><text:span text:style-name="T30">2</text:span></text:span><text:span text:style-name="Police_20_par_20_défaut"><text:span text:style-name="T1"> i) = (re</text:span></text:span><text:span text:style-name="Police_20_par_20_défaut"><text:span text:style-name="T30">1</text:span></text:span><text:span text:style-name="Police_20_par_20_défaut"><text:span text:style-name="T1"> x re</text:span></text:span><text:span text:style-name="Police_20_par_20_défaut"><text:span text:style-name="T30">2</text:span></text:span><text:span text:style-name="Police_20_par_20_défaut"><text:span text:style-name="T1"> − im</text:span></text:span><text:span text:style-name="Police_20_par_20_défaut"><text:span text:style-name="T30">1</text:span></text:span><text:span text:style-name="Police_20_par_20_défaut"><text:span text:style-name="T1"> x im</text:span></text:span><text:span text:style-name="Police_20_par_20_défaut"><text:span text:style-name="T30">2</text:span></text:span><text:span text:style-name="Police_20_par_20_défaut"><text:span text:style-name="T1"> + (re</text:span></text:span><text:span text:style-name="Police_20_par_20_défaut"><text:span text:style-name="T30">1</text:span></text:span><text:span text:style-name="Police_20_par_20_défaut"><text:span text:style-name="T1"> x im</text:span></text:span><text:span text:style-name="Police_20_par_20_défaut"><text:span text:style-name="T30">2</text:span></text:span><text:span text:style-name="Police_20_par_20_défaut"><text:span text:style-name="T1"> + im</text:span></text:span><text:span text:style-name="Police_20_par_20_défaut"><text:span text:style-name="T30">1</text:span></text:span><text:span text:style-name="Police_20_par_20_défaut"><text:span text:style-name="T1"> x re</text:span></text:span><text:span text:style-name="Police_20_par_20_défaut"><text:span text:style-name="T30">2</text:span></text:span><text:span text:style-name="Police_20_par_20_défaut"><text:span text:style-name="T1">)i)</text:span></text:span></text:p>
      <text:p text:style-name="P1"/>
      <text:p text:style-name="P1">#3.7.1 nouvelles méthodes</text:p>
      <text:p text:style-name="P11"><text:soft-page-break/><text:span text:style-name="Police_20_par_20_défaut"><text:span text:style-name="T7">public </text:span></text:span><text:span text:style-name="Police_20_par_20_défaut"><text:span text:style-name="T11">Complexe </text:span></text:span><text:span text:style-name="Police_20_par_20_défaut"><text:span text:style-name="T20">addition</text:span></text:span><text:span text:style-name="Police_20_par_20_défaut"><text:span text:style-name="T11">(Complexe c){<text:line-break/> <text:s text:c="3"/>Complexe res = </text:span></text:span><text:span text:style-name="Police_20_par_20_défaut"><text:span text:style-name="T7">new </text:span></text:span><text:span text:style-name="Police_20_par_20_défaut"><text:span text:style-name="T11">Complexe((</text:span></text:span><text:span text:style-name="Police_20_par_20_défaut"><text:span text:style-name="T7">this</text:span></text:span><text:span text:style-name="Police_20_par_20_défaut"><text:span text:style-name="T11">.</text:span></text:span><text:span text:style-name="Police_20_par_20_défaut"><text:span text:style-name="T16">reel</text:span></text:span><text:span text:style-name="Police_20_par_20_défaut"><text:span text:style-name="T11">+c.</text:span></text:span><text:span text:style-name="Police_20_par_20_défaut"><text:span text:style-name="T16">reel</text:span></text:span><text:span text:style-name="Police_20_par_20_défaut"><text:span text:style-name="T11">)</text:span></text:span><text:span text:style-name="Police_20_par_20_défaut"><text:span text:style-name="T7">, </text:span></text:span><text:span text:style-name="Police_20_par_20_défaut"><text:span text:style-name="T11">(</text:span></text:span><text:span text:style-name="Police_20_par_20_défaut"><text:span text:style-name="T7">this</text:span></text:span><text:span text:style-name="Police_20_par_20_défaut"><text:span text:style-name="T11">.</text:span></text:span><text:span text:style-name="Police_20_par_20_défaut"><text:span text:style-name="T16">img</text:span></text:span><text:span text:style-name="Police_20_par_20_défaut"><text:span text:style-name="T11">+c.</text:span></text:span><text:span text:style-name="Police_20_par_20_défaut"><text:span text:style-name="T16">img</text:span></text:span><text:span text:style-name="Police_20_par_20_défaut"><text:span text:style-name="T11">))</text:span></text:span><text:span text:style-name="Police_20_par_20_défaut"><text:span text:style-name="T7">;<text:line-break/> <text:s text:c="3"/>return </text:span></text:span><text:span text:style-name="Police_20_par_20_défaut"><text:span text:style-name="T11">res</text:span></text:span><text:span text:style-name="Police_20_par_20_défaut"><text:span text:style-name="T7">;<text:line-break/></text:span></text:span><text:span text:style-name="Police_20_par_20_défaut"><text:span text:style-name="T11">}<text:line-break/></text:span></text:span><text:span text:style-name="Police_20_par_20_défaut"><text:span text:style-name="T7">public </text:span></text:span><text:span text:style-name="Police_20_par_20_défaut"><text:span text:style-name="T11">Complexe </text:span></text:span><text:span text:style-name="Police_20_par_20_défaut"><text:span text:style-name="T20">multiplication</text:span></text:span><text:span text:style-name="Police_20_par_20_défaut"><text:span text:style-name="T11">(Complexe c){<text:line-break/> <text:s text:c="3"/>Complexe res = </text:span></text:span><text:span text:style-name="Police_20_par_20_défaut"><text:span text:style-name="T7">new </text:span></text:span><text:span text:style-name="Police_20_par_20_défaut"><text:span text:style-name="T11">Complexe(((</text:span></text:span><text:span text:style-name="Police_20_par_20_défaut"><text:span text:style-name="T7">this</text:span></text:span><text:span text:style-name="Police_20_par_20_défaut"><text:span text:style-name="T11">.</text:span></text:span><text:span text:style-name="Police_20_par_20_défaut"><text:span text:style-name="T16">reel</text:span></text:span><text:span text:style-name="Police_20_par_20_défaut"><text:span text:style-name="T11">*c.</text:span></text:span><text:span text:style-name="Police_20_par_20_défaut"><text:span text:style-name="T16">reel</text:span></text:span><text:span text:style-name="Police_20_par_20_défaut"><text:span text:style-name="T11">)-(</text:span></text:span><text:span text:style-name="Police_20_par_20_défaut"><text:span text:style-name="T7">this</text:span></text:span><text:span text:style-name="Police_20_par_20_défaut"><text:span text:style-name="T11">.</text:span></text:span><text:span text:style-name="Police_20_par_20_défaut"><text:span text:style-name="T16">img</text:span></text:span><text:span text:style-name="Police_20_par_20_défaut"><text:span text:style-name="T11">*c.</text:span></text:span><text:span text:style-name="Police_20_par_20_défaut"><text:span text:style-name="T16">img</text:span></text:span><text:span text:style-name="Police_20_par_20_défaut"><text:span text:style-name="T11">))</text:span></text:span><text:span text:style-name="Police_20_par_20_défaut"><text:span text:style-name="T7">,</text:span></text:span><text:span text:style-name="Police_20_par_20_défaut"><text:span text:style-name="T11">((</text:span></text:span><text:span text:style-name="Police_20_par_20_défaut"><text:span text:style-name="T7">this</text:span></text:span><text:span text:style-name="Police_20_par_20_défaut"><text:span text:style-name="T11">.</text:span></text:span><text:span text:style-name="Police_20_par_20_défaut"><text:span text:style-name="T16">reel</text:span></text:span><text:span text:style-name="Police_20_par_20_défaut"><text:span text:style-name="T11">*c.</text:span></text:span><text:span text:style-name="Police_20_par_20_défaut"><text:span text:style-name="T16">img</text:span></text:span><text:span text:style-name="Police_20_par_20_défaut"><text:span text:style-name="T11">)+(</text:span></text:span><text:span text:style-name="Police_20_par_20_défaut"><text:span text:style-name="T7">this</text:span></text:span><text:span text:style-name="Police_20_par_20_défaut"><text:span text:style-name="T11">.</text:span></text:span><text:span text:style-name="Police_20_par_20_défaut"><text:span text:style-name="T16">img</text:span></text:span><text:span text:style-name="Police_20_par_20_défaut"><text:span text:style-name="T11">*c.</text:span></text:span><text:span text:style-name="Police_20_par_20_défaut"><text:span text:style-name="T16">reel</text:span></text:span><text:span text:style-name="Police_20_par_20_défaut"><text:span text:style-name="T11">)))</text:span></text:span><text:span text:style-name="Police_20_par_20_défaut"><text:span text:style-name="T7">;<text:line-break/> <text:s text:c="3"/>return </text:span></text:span><text:span text:style-name="Police_20_par_20_défaut"><text:span text:style-name="T11">res</text:span></text:span><text:span text:style-name="Police_20_par_20_défaut"><text:span text:style-name="T7">;<text:line-break/></text:span></text:span><text:span text:style-name="Police_20_par_20_défaut"><text:span text:style-name="T11">}</text:span></text:span></text:p>
      <text:p text:style-name="P1"/>
      <text:p text:style-name="P1"/>
      <text:p text:style-name="P3"><text:span text:style-name="Police_20_par_20_défaut"><text:span text:style-name="T1">8. On souhaite doter la classe </text:span></text:span><text:span text:style-name="Police_20_par_20_défaut"><text:span text:style-name="T6">Complexe</text:span></text:span><text:span text:style-name="Police_20_par_20_défaut"><text:span text:style-name="T1"> d’une méthode permettant de comparer deux complexes, en utilisant pour cela la valeur de leur module. Implémentez pour cela la méthode </text:span></text:span><text:span text:style-name="Police_20_par_20_défaut"><text:span text:style-name="T6">compareTo</text:span></text:span><text:span text:style-name="Police_20_par_20_défaut"><text:span text:style-name="T1"> de l’interface </text:span></text:span><text:span text:style-name="Police_20_par_20_défaut"><text:span text:style-name="T6">Comparable&lt;T&gt;</text:span></text:span><text:span text:style-name="Appel_20_note_20_de_20_bas_20_de_20_p."><text:span text:style-name="T6"><text:note text:id="ftn2" text:note-class="footnote"><text:note-citation>2</text:note-citation><text:note-body><text:p text:style-name="Footnote"><text:a xlink:type="simple" xlink:href="https://docs.oracle.com/javase/8/docs/api/java/lang/Comparable.html#compareTo-T-" office:target-frame-name="_top" xlink:show="replace" text:style-name="Internet_20_link" text:visited-style-name="Visited_20_Internet_20_Link">https://docs.oracle.com/javase/8/docs/api/java/lang/Comparable.html#compareTo-T-</text:a></text:p></text:note-body></text:note></text:span></text:span><text:span text:style-name="Police_20_par_20_défaut"><text:span text:style-name="T1">.</text:span></text:span></text:p>
      <text:p text:style-name="P1"/>
      <text:p text:style-name="P1">#3.8.1 modifications apportées à la classe Complexe</text:p>
      <text:p text:style-name="P11"><text:span text:style-name="Police_20_par_20_défaut"><text:span text:style-name="T24">@Override<text:line-break/></text:span></text:span><text:span text:style-name="Police_20_par_20_défaut"><text:span text:style-name="T7">public int </text:span></text:span><text:span text:style-name="Police_20_par_20_défaut"><text:span text:style-name="T20">compareTo</text:span></text:span><text:span text:style-name="Police_20_par_20_défaut"><text:span text:style-name="T11">(Complexe c) {<text:line-break/> <text:s text:c="3"/></text:span></text:span><text:span text:style-name="Police_20_par_20_défaut"><text:span text:style-name="T7">if</text:span></text:span><text:span text:style-name="Police_20_par_20_défaut"><text:span text:style-name="T11">(</text:span></text:span><text:span text:style-name="Police_20_par_20_défaut"><text:span text:style-name="T7">this</text:span></text:span><text:span text:style-name="Police_20_par_20_défaut"><text:span text:style-name="T11">.module()==c.module()){<text:line-break/> <text:s text:c="7"/></text:span></text:span><text:span text:style-name="Police_20_par_20_défaut"><text:span text:style-name="T7">return </text:span></text:span><text:span text:style-name="Police_20_par_20_défaut"><text:span text:style-name="T31">0</text:span></text:span><text:span text:style-name="Police_20_par_20_défaut"><text:span text:style-name="T7">;<text:line-break/> <text:s text:c="3"/></text:span></text:span><text:span text:style-name="Police_20_par_20_défaut"><text:span text:style-name="T11">}<text:line-break/> <text:s text:c="3"/></text:span></text:span><text:span text:style-name="Police_20_par_20_défaut"><text:span text:style-name="T7">else if </text:span></text:span><text:span text:style-name="Police_20_par_20_défaut"><text:span text:style-name="T11">(</text:span></text:span><text:span text:style-name="Police_20_par_20_défaut"><text:span text:style-name="T7">this</text:span></text:span><text:span text:style-name="Police_20_par_20_défaut"><text:span text:style-name="T11">.module()&gt;c.module()){<text:line-break/> <text:s text:c="7"/></text:span></text:span><text:span text:style-name="Police_20_par_20_défaut"><text:span text:style-name="T7">return </text:span></text:span><text:span text:style-name="Police_20_par_20_défaut"><text:span text:style-name="T31">1</text:span></text:span><text:span text:style-name="Police_20_par_20_défaut"><text:span text:style-name="T7">;<text:line-break/> <text:s text:c="3"/></text:span></text:span><text:span text:style-name="Police_20_par_20_défaut"><text:span text:style-name="T11">}<text:line-break/> <text:s text:c="3"/></text:span></text:span><text:span text:style-name="Police_20_par_20_défaut"><text:span text:style-name="T7">else</text:span></text:span><text:span text:style-name="Police_20_par_20_défaut"><text:span text:style-name="T11">{<text:line-break/> <text:s text:c="7"/></text:span></text:span><text:span text:style-name="Police_20_par_20_défaut"><text:span text:style-name="T7">return </text:span></text:span><text:span text:style-name="Police_20_par_20_défaut"><text:span text:style-name="T11">-</text:span></text:span><text:span text:style-name="Police_20_par_20_défaut"><text:span text:style-name="T31">1</text:span></text:span><text:span text:style-name="Police_20_par_20_défaut"><text:span text:style-name="T7">;<text:line-break/> <text:s text:c="3"/></text:span></text:span><text:span text:style-name="Police_20_par_20_défaut"><text:span text:style-name="T11">}<text:line-break/>}</text:span></text:span></text:p>
      <text:p text:style-name="P8"/>
      <text:p text:style-name="P1"/>
      <text:p text:style-name="P1"/>
      <text:p text:style-name="P1"/>
      <text:p text:style-name="P3"><text:span text:style-name="Police_20_par_20_défaut"><text:span text:style-name="T1">9. On souhaite à présent tirer profit de la classe </text:span></text:span><text:span text:style-name="Police_20_par_20_défaut"><text:span text:style-name="T5">Complexe</text:span></text:span><text:span text:style-name="Police_20_par_20_défaut"><text:span text:style-name="T1"> et définir une nouvelle classe permettant de représenter un nombre complexe telle que l’historique des opérations dans lesquelles ce complexe aura servi d’opérande est conservé. Les objets de cette nouvelle classe devront pouvoir être utilisée pour toute opération où une instance de la classe </text:span></text:span><text:span text:style-name="Police_20_par_20_défaut"><text:span text:style-name="T6">Complexe</text:span></text:span><text:span text:style-name="Police_20_par_20_défaut"><text:span text:style-name="T1"> est attendu.</text:span></text:span></text:p>
      <text:p text:style-name="P2"/>
      <text:p text:style-name="P3"><text:span text:style-name="Police_20_par_20_défaut"><text:span text:style-name="T1">Définissez une nouvelle classe </text:span></text:span><text:span text:style-name="Police_20_par_20_défaut"><text:span text:style-name="T5">ComplexeMemoire</text:span></text:span><text:span text:style-name="Police_20_par_20_défaut"><text:span text:style-name="T1">, dans un autre package que </text:span></text:span><text:span text:style-name="Police_20_par_20_défaut"><text:span text:style-name="T5">Complexe</text:span></text:span><text:span text:style-name="Appel_20_note_20_de_20_bas_20_de_20_p."><text:span text:style-name="T5"><text:note text:id="ftn3" text:note-class="footnote"><text:note-citation>3</text:note-citation><text:note-body><text:p text:style-name="Footnote">Cela représente le fait, par exemple ici, que cette nouvelle classe est sous la responsabilité d’autres personnes.</text:p></text:note-body></text:note></text:span></text:span><text:span text:style-name="Police_20_par_20_défaut"><text:span text:style-name="T1">, permettant de réaliser cela. Pour l’historique des opérations, on veut conserver la trace des opérations subies par le Complexe (addition ou multiplication), de la valeur des autres opérandes et des résultats obtenus</text:span></text:span><text:span text:style-name="Appel_20_note_20_de_20_bas_20_de_20_p."><text:span text:style-name="T1"><text:note text:id="ftn4" text:note-class="footnote"><text:note-citation>4</text:note-citation><text:note-body><text:p text:style-name="P13">Pour l’historique, une simple chaîne de caractères pourraient convenir. Des solutions plus sophistiquées sont également possibles.</text:p></text:note-body></text:note></text:span></text:span><text:span text:style-name="Police_20_par_20_défaut"><text:span text:style-name="T1">.</text:span></text:span></text:p>
      <text:p text:style-name="P2"/>
      <text:p text:style-name="P2">Proposez une implémentation appropriée, et ajoutez un constructeur prenant une partie réelle et une partie imaginaire en paramètres.</text:p>
      <text:p text:style-name="P1"/>
      <text:p text:style-name="Standard"><text:span text:style-name="Police_20_par_20_défaut"><text:span text:style-name="T1">#3.9.1 classe </text:span></text:span><text:span text:style-name="Police_20_par_20_défaut"><text:span text:style-name="T5">ComplexeMemoire</text:span></text:span></text:p>
      <text:p text:style-name="P12"><text:span text:style-name="Police_20_par_20_défaut"><text:span text:style-name="T7">import base.Complexe;</text:span></text:span></text:p>
      <text:p text:style-name="P12"><text:span text:style-name="Police_20_par_20_défaut"><text:span text:style-name="T7"/></text:span></text:p>
      <text:p text:style-name="P12"><text:span text:style-name="Police_20_par_20_défaut"><text:span text:style-name="T7">public class Operation {</text:span></text:span></text:p>
      <text:p text:style-name="P12"><text:span text:style-name="Police_20_par_20_défaut"><text:span text:style-name="T7"><text:s text:c="4"/>String nom;</text:span></text:span></text:p>
      <text:p text:style-name="P12"><text:span text:style-name="Police_20_par_20_défaut"><text:span text:style-name="T7"><text:s text:c="4"/>Complexe operande;</text:span></text:span></text:p>
      <text:p text:style-name="P12"><text:span text:style-name="Police_20_par_20_défaut"><text:span text:style-name="T7"><text:s text:c="4"/>Complexe res;</text:span></text:span></text:p>
      <text:p text:style-name="P12"><text:soft-page-break/><text:span text:style-name="Police_20_par_20_défaut"><text:span text:style-name="T7"/></text:span></text:p>
      <text:p text:style-name="P12"><text:span text:style-name="Police_20_par_20_défaut"><text:span text:style-name="T7"><text:s text:c="4"/>public Operation(String s, Complexe operande, Complexe res){</text:span></text:span></text:p>
      <text:p text:style-name="P12"><text:span text:style-name="Police_20_par_20_défaut"><text:span text:style-name="T7"><text:s text:c="8"/>this.nom = s;</text:span></text:span></text:p>
      <text:p text:style-name="P12"><text:span text:style-name="Police_20_par_20_défaut"><text:span text:style-name="T7"><text:s text:c="8"/>this.operande =operande;</text:span></text:span></text:p>
      <text:p text:style-name="P12"><text:span text:style-name="Police_20_par_20_défaut"><text:span text:style-name="T7"><text:s text:c="8"/>this.res = res;</text:span></text:span></text:p>
      <text:p text:style-name="P12"><text:span text:style-name="Police_20_par_20_défaut"><text:span text:style-name="T7"><text:s text:c="4"/>}</text:span></text:span></text:p>
      <text:p text:style-name="P12"><text:span text:style-name="Police_20_par_20_défaut"><text:span text:style-name="T7"/></text:span></text:p>
      <text:p text:style-name="P12"><text:span text:style-name="Police_20_par_20_défaut"><text:span text:style-name="T7">}</text:span></text:span></text:p>
      <text:p text:style-name="P4"><text:span text:style-name="Police_20_par_20_défaut"><text:span text:style-name="T7"><text:line-break/></text:span></text:span><text:span text:style-name="T9">import </text:span><text:span text:style-name="T14">base.Complexe</text:span><text:span text:style-name="T9">;</text:span><text:line-break/><text:line-break/><text:span text:style-name="T9">import </text:span><text:span text:style-name="T14">java.util.ArrayList</text:span><text:span text:style-name="T9">;</text:span><text:line-break/><text:line-break/><text:line-break/><text:span text:style-name="T9">public class </text:span><text:span text:style-name="T14">ComplexeMemoire </text:span><text:span text:style-name="T9">extends </text:span><text:span text:style-name="T14">Complexe{</text:span><text:line-break/><text:line-break/><text:span text:style-name="T14"> <text:s text:c="3"/>ArrayList&lt;Operation&gt; </text:span><text:span text:style-name="T18">hist</text:span><text:span text:style-name="T9">;</text:span><text:line-break/><text:span text:style-name="T9"> <text:s text:c="3"/>public </text:span><text:span text:style-name="T22">ComplexeMemoire</text:span><text:span text:style-name="T14">(</text:span><text:span text:style-name="T9">double </text:span><text:span text:style-name="T14">reel</text:span><text:span text:style-name="T9">, double </text:span><text:span text:style-name="T14">img) {</text:span><text:line-break/><text:span text:style-name="T14"> <text:s text:c="7"/></text:span><text:span text:style-name="T9">super</text:span><text:span text:style-name="T14">(reel</text:span><text:span text:style-name="T9">, </text:span><text:span text:style-name="T14">img)</text:span><text:span text:style-name="T9">;</text:span><text:line-break/><text:span text:style-name="T9"> <text:s text:c="7"/></text:span><text:span text:style-name="T18">hist </text:span><text:span text:style-name="T14">= </text:span><text:span text:style-name="T9">new </text:span><text:span text:style-name="T14">ArrayList&lt;Operation&gt;()</text:span><text:span text:style-name="T9">;</text:span><text:line-break/><text:span text:style-name="T9"> <text:s text:c="3"/></text:span><text:span text:style-name="T14">}</text:span><text:line-break/><text:span text:style-name="T14"> <text:s text:c="3"/></text:span><text:line-break/><text:span text:style-name="T14">}</text:span></text:p>
      <text:p text:style-name="P12"><text:span text:style-name="Police_20_par_20_défaut"><text:span text:style-name="T7"/></text:span></text:p>
      <text:p text:style-name="P1"/>
      <text:p text:style-name="P1"/>
      <text:p text:style-name="P2">10. Serait-il possible d’ajouter simplement un constructeur sans paramètres à la classe ComplexeMemoire ?</text:p>
      <text:p text:style-name="P2"/>
      <text:p text:style-name="P1">#3.10.1 réponse et solution(s) possible(s)</text:p>
      <text:p text:style-name="P9">Non car il n’y a pas de constructeur sans paramètre dans la classe parent (complexe)</text:p>
      <text:p text:style-name="P1"/>
      <text:p text:style-name="P2"/>
      <text:p text:style-name="P3"><text:span text:style-name="Police_20_par_20_défaut"><text:span text:style-name="T1">11. Ajoutez à la classe </text:span></text:span><text:span text:style-name="Police_20_par_20_défaut"><text:span text:style-name="T5">ComplexeMemoire</text:span></text:span><text:span text:style-name="Police_20_par_20_défaut"><text:span text:style-name="T1"> les méthodes nécessaires pour pouvoir ajouter des messages à la mémoire des opérations d’un objet de la classe et consulter cette mémoire.</text:span></text:span></text:p>
      <text:p text:style-name="P1"/>
      <text:p text:style-name="P1">#3.11.1 nouvelles méthodes</text:p>
      <text:p text:style-name="P15"><text:span text:style-name="T9">public </text:span><text:span text:style-name="T14">ArrayList&lt;Operation&gt; </text:span><text:span text:style-name="T22">getHistorique</text:span><text:span text:style-name="T14">(){</text:span><text:line-break/><text:span text:style-name="T14"> <text:s text:c="3"/></text:span><text:span text:style-name="T9">return </text:span><text:span text:style-name="T14">(ArrayList&lt;Operation&gt;)</text:span><text:span text:style-name="T9">this</text:span><text:span text:style-name="T14">.</text:span><text:span text:style-name="T18">hist</text:span><text:span text:style-name="T14">.clone()</text:span><text:span text:style-name="T9">;</text:span><text:line-break/><text:span text:style-name="T14">}</text:span></text:p>
      <text:p text:style-name="P15"><text:span text:style-name="Police_20_par_20_défaut"><text:span text:style-name="T11"/></text:span></text:p>
      <text:p text:style-name="P1"/>
      <text:p text:style-name="P2"/>
      <text:p text:style-name="P3"><text:span text:style-name="Police_20_par_20_défaut"><text:span text:style-name="T1">12. Proposez à présent une redéfinition adaptée dans la classe </text:span></text:span><text:span text:style-name="Police_20_par_20_défaut"><text:span text:style-name="T5">ComplexeMemoire</text:span></text:span><text:span text:style-name="Police_20_par_20_défaut"><text:span text:style-name="T1"> des méthodes d’</text:span></text:span><text:span text:style-name="Police_20_par_20_défaut"><text:span text:style-name="T3">addition</text:span></text:span><text:span text:style-name="Police_20_par_20_défaut"><text:span text:style-name="T1"> et de </text:span></text:span><text:span text:style-name="Police_20_par_20_défaut"><text:span text:style-name="T3">multiplication</text:span></text:span><text:span text:style-name="Police_20_par_20_défaut"><text:span text:style-name="T1"> de complexes définies dans la classe </text:span></text:span><text:span text:style-name="Police_20_par_20_défaut"><text:span text:style-name="T5">Complexe</text:span></text:span><text:span text:style-name="Police_20_par_20_défaut"><text:span text:style-name="T1">.</text:span></text:span></text:p>
      <text:p text:style-name="P2"/>
      <text:p text:style-name="P3"><text:span text:style-name="Police_20_par_20_défaut"><text:span text:style-name="T1">#3.12.1 Est-il possible et utile d’adapter le type de retour (</text:span></text:span><text:span text:style-name="Police_20_par_20_défaut"><text:span text:style-name="T3">covariance</text:span></text:span><text:span text:style-name="Police_20_par_20_défaut"><text:span text:style-name="T1">) ? Si oui, quel en serait l’intérêt ?</text:span></text:span></text:p>
      <text:p text:style-name="P17">Oui c’est possible d’adapter le type de retour en ComplexeMemoire. Il est utli dans les cas ou on veut effecteur des operations ce complexe et sauvegarder l’historique. </text:p>
      <text:p text:style-name="P1"/>
      <text:p text:style-name="P3"><text:soft-page-break/><text:span text:style-name="Police_20_par_20_défaut"><text:span text:style-name="T1">#3.12.2 redéfinition des méthodes d'addition et de multiplication dans </text:span></text:span><text:span text:style-name="Police_20_par_20_défaut"><text:span text:style-name="T5">ComplexeMemoire</text:span></text:span></text:p>
      <text:p text:style-name="P8"><text:span text:style-name="T25">@Override</text:span><text:line-break/><text:span text:style-name="T9">public </text:span><text:span text:style-name="T14">Complexe </text:span><text:span text:style-name="T22">multiplication</text:span><text:span text:style-name="T14">(Complexe c) {</text:span><text:line-break/><text:span text:style-name="T14"> <text:s text:c="3"/>Complexe res = </text:span><text:span text:style-name="T9">super</text:span><text:span text:style-name="T14">.multiplication(c)</text:span><text:span text:style-name="T9">;</text:span><text:line-break/><text:span text:style-name="T9"> <text:s text:c="3"/>this</text:span><text:span text:style-name="T14">.</text:span><text:span text:style-name="T18">hist</text:span><text:span text:style-name="T14">.add(</text:span><text:span text:style-name="T9">new </text:span><text:span text:style-name="T14">Operation(</text:span><text:span text:style-name="T28">"multiplication"</text:span><text:span text:style-name="T9">,</text:span><text:span text:style-name="T14">c</text:span><text:span text:style-name="T9">,</text:span><text:span text:style-name="T14">res))</text:span><text:span text:style-name="T9">;</text:span><text:line-break/><text:span text:style-name="T9"> <text:s text:c="3"/>return </text:span><text:span text:style-name="T14">res</text:span><text:span text:style-name="T9">;</text:span><text:line-break/><text:span text:style-name="T14">}</text:span><text:line-break/><text:line-break/><text:span text:style-name="T25">@Override</text:span><text:line-break/><text:span text:style-name="T9">public </text:span><text:span text:style-name="T14">Complexe </text:span><text:span text:style-name="T22">addition</text:span><text:span text:style-name="T14">(Complexe c){</text:span><text:line-break/><text:span text:style-name="T14"> <text:s text:c="3"/>Complexe res = </text:span><text:span text:style-name="T9">super</text:span><text:span text:style-name="T14">.addition(c)</text:span><text:span text:style-name="T9">;</text:span><text:line-break/><text:span text:style-name="T9"> <text:s text:c="3"/>this</text:span><text:span text:style-name="T14">.</text:span><text:span text:style-name="T18">hist</text:span><text:span text:style-name="T14">.add(</text:span><text:span text:style-name="T9">new </text:span><text:span text:style-name="T14">Operation(</text:span><text:span text:style-name="T28">"addition"</text:span><text:span text:style-name="T9">,</text:span><text:span text:style-name="T14">c</text:span><text:span text:style-name="T9">,</text:span><text:span text:style-name="T14">res))</text:span><text:span text:style-name="T9">;</text:span><text:line-break/><text:span text:style-name="T9"> <text:s text:c="3"/>return </text:span><text:span text:style-name="T14">res</text:span><text:span text:style-name="T9">;</text:span><text:line-break/><text:span text:style-name="T14">}</text:span></text:p>
      <text:p text:style-name="P8"/>
      <text:p text:style-name="P2"/>
      <text:p text:style-name="P2"/>
      <text:p text:style-name="P2">13. On considère à nouveau le test d’égalité sur des objets complexe.</text:p>
      <text:p text:style-name="P2"/>
      <text:p text:style-name="P3"><text:span text:style-name="Police_20_par_20_défaut"><text:span text:style-name="T1">#3.13.1 Sans modification particulière, serait-il déjà possible de faire le test d’égalité entre des instances de </text:span></text:span><text:span text:style-name="Police_20_par_20_défaut"><text:span text:style-name="T6">Complexe</text:span></text:span><text:span text:style-name="Police_20_par_20_défaut"><text:span text:style-name="T1"> et de </text:span></text:span><text:span text:style-name="Police_20_par_20_défaut"><text:span text:style-name="T6">ComplexeMemoire </text:span></text:span><text:span text:style-name="Police_20_par_20_défaut"><text:span text:style-name="T1">? Sur quoi serait-il fondé ?</text:span></text:span></text:p>
      <text:p text:style-name="P18">Oui, il est possible de faire le test d’egalite entre des instaces de Complexe et ComplexeMemoire avec la redefinition de la fonction equals dans la classe Complexe.</text:p>
      <text:p text:style-name="P9"/>
      <text:p text:style-name="P1"/>
      <text:p text:style-name="P3"><text:span text:style-name="Police_20_par_20_défaut"><text:span text:style-name="T1">#3.13.2 Ajoutez une redéfinition de </text:span></text:span><text:span text:style-name="Police_20_par_20_défaut"><text:span text:style-name="T6">equals</text:span></text:span><text:span text:style-name="Police_20_par_20_défaut"><text:span text:style-name="T1"> dans </text:span></text:span><text:span text:style-name="Police_20_par_20_défaut"><text:span text:style-name="T6">ComplexeMemoire</text:span></text:span></text:p>
      <text:p text:style-name="P8"><text:span text:style-name="T25">@Override</text:span><text:line-break/><text:span text:style-name="T9">public boolean </text:span><text:span text:style-name="T22">equals</text:span><text:span text:style-name="T14">(Object obj) {</text:span><text:line-break/><text:span text:style-name="T14"> <text:s text:c="3"/></text:span><text:span text:style-name="T9">if</text:span><text:span text:style-name="T14">(obj==</text:span><text:span text:style-name="T9">this</text:span><text:span text:style-name="T14">){</text:span><text:span text:style-name="T9">return true; </text:span><text:span text:style-name="T14">}</text:span><text:line-break/><text:span text:style-name="T14"> <text:s text:c="3"/></text:span><text:span text:style-name="T9">else if </text:span><text:span text:style-name="T14">(obj == </text:span><text:span text:style-name="T9">null</text:span><text:span text:style-name="T14">){</text:span><text:span text:style-name="T9">return false;</text:span><text:span text:style-name="T14">}</text:span><text:line-break/><text:line-break/><text:span text:style-name="T14"> <text:s text:c="3"/></text:span><text:span text:style-name="T9">else if</text:span><text:span text:style-name="T14">(</text:span><text:span text:style-name="T9">super</text:span><text:span text:style-name="T14">.equals(obj) <text:s/>&amp;&amp; (obj </text:span><text:span text:style-name="T9">instanceof </text:span><text:span text:style-name="T14">ComplexeMemoire))</text:span><text:line-break/><text:span text:style-name="T14"> <text:s text:c="3"/>{</text:span><text:line-break/><text:span text:style-name="T14"> <text:s text:c="7"/>ComplexeMemoire autre = (ComplexeMemoire) obj</text:span><text:span text:style-name="T9">;</text:span><text:line-break/><text:span text:style-name="T9"> <text:s text:c="7"/>if</text:span><text:span text:style-name="T14">(autre.</text:span><text:span text:style-name="T18">hist</text:span><text:span text:style-name="T14">.size()!=</text:span><text:span text:style-name="T9">this</text:span><text:span text:style-name="T14">.</text:span><text:span text:style-name="T18">hist</text:span><text:span text:style-name="T14">.size()){</text:span><text:span text:style-name="T9">return false;</text:span><text:span text:style-name="T14">}</text:span><text:line-break/><text:span text:style-name="T14"> <text:s text:c="7"/></text:span><text:span text:style-name="T9">else </text:span><text:span text:style-name="T14">{</text:span><text:line-break/><text:span text:style-name="T14"> <text:s text:c="11"/></text:span><text:span text:style-name="T9">int </text:span><text:span text:style-name="T14">length = </text:span><text:span text:style-name="T9">this</text:span><text:span text:style-name="T14">.</text:span><text:span text:style-name="T18">hist</text:span><text:span text:style-name="T14">.size()</text:span><text:span text:style-name="T9">;</text:span><text:line-break/><text:span text:style-name="T9"> <text:s text:c="11"/>for </text:span><text:span text:style-name="T14">(</text:span><text:span text:style-name="T9">int </text:span><text:span text:style-name="T14">i =</text:span><text:span text:style-name="T32">0</text:span><text:span text:style-name="T9">;</text:span><text:span text:style-name="T14">i&lt;length</text:span><text:span text:style-name="T9">;</text:span><text:span text:style-name="T14">i++) {</text:span><text:line-break/><text:span text:style-name="T14"> <text:s text:c="15"/></text:span><text:span text:style-name="T9">this</text:span><text:span text:style-name="T14">.</text:span><text:span text:style-name="T18">hist</text:span><text:span text:style-name="T14">.get(i).equals(autre.</text:span><text:span text:style-name="T18">hist</text:span><text:span text:style-name="T14">.get(i))</text:span><text:span text:style-name="T9">;</text:span><text:line-break/><text:span text:style-name="T9"> <text:s text:c="11"/></text:span><text:span text:style-name="T14">}</text:span><text:line-break/><text:span text:style-name="T14"> <text:s text:c="11"/></text:span><text:span text:style-name="T9">return true;</text:span><text:line-break/><text:span text:style-name="T9"> <text:s text:c="7"/></text:span><text:span text:style-name="T14">}</text:span><text:line-break/><text:line-break/><text:line-break/><text:span text:style-name="T14"> <text:s text:c="3"/>}</text:span><text:line-break/><text:span text:style-name="T14"> <text:s text:c="3"/></text:span><text:span text:style-name="T9">else</text:span><text:span text:style-name="T14">{</text:span><text:span text:style-name="T9">return false;</text:span><text:span text:style-name="T14">}</text:span><text:line-break/><text:span text:style-name="T14">}</text:span></text:p>
      <text:p text:style-name="P8"/>
      <text:p text:style-name="P8"/>
      <text:p text:style-name="P2"/>
      <text:p text:style-name="P2"/>
      <text:p text:style-name="P2"/>
      <text:p text:style-name="P3"><text:soft-page-break/><text:span text:style-name="Police_20_par_20_défaut"><text:span text:style-name="T1">14. On souhaite proposer un comportement particulier pour la comparaison d’objets de type </text:span></text:span><text:span text:style-name="Police_20_par_20_défaut"><text:span text:style-name="T6">ComplexeMemoire</text:span></text:span><text:span text:style-name="Police_20_par_20_défaut"><text:span text:style-name="T1">, laquelle serait fondée sur le nombre d’opérations dans lesquelles un tel complexe a été utilisé comme opérande (celui ayant le plus grand nombre d’opérations se retrouva </text:span></text:span><text:span text:style-name="Police_20_par_20_défaut"><text:span text:style-name="T3">avant</text:span></text:span><text:span text:style-name="Police_20_par_20_défaut"><text:span text:style-name="T1"> dans la relation d’ordre). Plutôt que d’implémenter la logique de comparaison directement au niveau de la classe </text:span></text:span><text:span text:style-name="Police_20_par_20_défaut"><text:span text:style-name="T6">ComplexeMemoire</text:span></text:span><text:span text:style-name="Police_20_par_20_défaut"><text:span text:style-name="T1">, on souhaite définir localement un objet de type </text:span></text:span><text:span text:style-name="Police_20_par_20_défaut"><text:span text:style-name="T6">java.util.Comparator&lt;T&gt;</text:span></text:span><text:span text:style-name="Appel_20_note_20_de_20_bas_20_de_20_p."><text:span text:style-name="T6"><text:note text:id="ftn5" text:note-class="footnote"><text:note-citation>5</text:note-citation><text:note-body><text:p text:style-name="Footnote"><text:a xlink:type="simple" xlink:href="https://docs.oracle.com/javase/8/docs/api/java/util/Comparator.html" office:target-frame-name="_top" xlink:show="replace" text:style-name="Internet_20_link" text:visited-style-name="Visited_20_Internet_20_Link">https://docs.oracle.com/javase/8/docs/api/java/util/Comparator.html</text:a></text:p></text:note-body></text:note></text:span></text:span><text:span text:style-name="Police_20_par_20_défaut"><text:span text:style-name="T1"> et donc l’utiliser au besoin dans un programme particulier pour trier des objets de type </text:span></text:span><text:span text:style-name="Police_20_par_20_défaut"><text:span text:style-name="T6">ComplexeMemoire</text:span></text:span><text:span text:style-name="Police_20_par_20_défaut"><text:span text:style-name="T1"> selon cette logique particulière.</text:span></text:span><text:span text:style-name="Appel_20_note_20_de_20_bas_20_de_20_p."><text:span text:style-name="T1"><text:note text:id="ftn6" text:note-class="footnote"><text:note-citation>6</text:note-citation><text:note-body><text:p text:style-name="P13">Voir pour cela la méthode statique <text:span text:style-name="Police_20_par_20_défaut"><text:span text:style-name="T6">sort(T[] a, </text:span></text:span><text:a xlink:type="simple" xlink:href="https://docs.oracle.com/javase/8/docs/api/java/util/Comparator.html" office:target-frame-name="_top" xlink:show="replace" text:style-name="Internet_20_link" text:visited-style-name="Visited_20_Internet_20_Link"><text:span text:style-name="Police_20_par_20_défaut"><text:span text:style-name="T6">Comparator</text:span></text:span></text:a><text:span text:style-name="Police_20_par_20_défaut"><text:span text:style-name="T6">&lt;? super T&gt; c)</text:span></text:span> de la classe <text:span text:style-name="Police_20_par_20_défaut"><text:span text:style-name="T6">java.util.Arrays</text:span></text:span> :</text:p><text:p text:style-name="P13"><text:tab/><text:a xlink:type="simple" xlink:href="https://docs.oracle.com/javase/8/docs/api/java/util/Arrays.html#sort-T:A-java.util.Comparator-" office:target-frame-name="_top" xlink:show="replace" text:style-name="Internet_20_link" text:visited-style-name="Visited_20_Internet_20_Link">https://docs.oracle.com/javase/8/docs/api/java/util/Arrays.html#sort-T:A-java.util.Comparator-</text:a></text:p><text:p text:style-name="Footnote"/></text:note-body></text:note></text:span></text:span></text:p>
      <text:p text:style-name="P2"/>
      <text:p text:style-name="P3"><text:span text:style-name="Police_20_par_20_défaut"><text:span text:style-name="T1">#3.14.1 Sans modification particulière, serait-il déjà possible de comparer deux instances de </text:span></text:span><text:span text:style-name="Police_20_par_20_défaut"><text:span text:style-name="T6">ComplexeMemoire </text:span></text:span><text:span text:style-name="Police_20_par_20_défaut"><text:span text:style-name="T1">? Si oui, quelle méthode serait invoquée et quel en sera le comportement ?</text:span></text:span></text:p>
      <text:p text:style-name="P9">...</text:p>
      <text:p text:style-name="P9"/>
      <text:p text:style-name="P1"/>
      <text:p text:style-name="P3"><text:span text:style-name="Police_20_par_20_défaut"><text:span text:style-name="T1">#3.14.2 modification de votre classe </text:span></text:span><text:span text:style-name="Police_20_par_20_défaut"><text:span text:style-name="T6">ComplexeMemoire</text:span></text:span></text:p>
      <text:p text:style-name="P9">...</text:p>
      <text:p text:style-name="P9"/>
      <text:p text:style-name="P1"/>
      <text:p text:style-name="P3"><text:span text:style-name="Police_20_par_20_défaut"><text:span text:style-name="T1">#3.14.3 code de test (tri de tableaux de type </text:span></text:span><text:span text:style-name="Police_20_par_20_défaut"><text:span text:style-name="T6">ComplexeMemoire[]</text:span></text:span><text:span text:style-name="Police_20_par_20_défaut"><text:span text:style-name="T1">)</text:span></text:span></text:p>
      <text:p text:style-name="P9">...</text:p>
      <text:p text:style-name="P9"/>
      <text:p text:style-name="P1"/>
      <text:p text:style-name="P2"/>
      <text:p text:style-name="P2"/>
      <text:p text:style-name="P3"><text:span text:style-name="Police_20_par_20_défaut"><text:span text:style-name="T1">15. On souhaite à présent mettre en place une alternative dans laquelle les instances de complexes partagent une mémoire collective où apparaı̂t une seule fois chaque opération effectuée sur des instances de </text:span></text:span><text:span text:style-name="Police_20_par_20_défaut"><text:span text:style-name="T5">Complexe</text:span></text:span><text:span text:style-name="Police_20_par_20_défaut"><text:span text:style-name="T1">.</text:span></text:span></text:p>
      <text:p text:style-name="P2"/>
      <text:p text:style-name="Standard"><text:span text:style-name="Police_20_par_20_défaut"><text:span text:style-name="T1">#3.15.1 code de </text:span></text:span><text:span text:style-name="Police_20_par_20_défaut"><text:span text:style-name="T5">ComplexeMemoireCollective</text:span></text:span></text:p>
      <text:p text:style-name="P8">...</text:p>
      <text:p text:style-name="P8"/>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modern" style:font-pitch="fixed"/>
    <style:font-face style:name="Courier New" svg:font-family="'Courier New'" style:font-family-generic="modern" style:font-pitch="fixed"/>
    <style:font-face style:name="JetBrains Mono1" svg:font-family="'JetBrai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bin" svg:font-family="Cabi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note" style:family="paragraph" style:parent-style-name="Standard" style:class="extra">
      <style:paragraph-properties fo:margin-left="0.6cm" fo:margin-right="0cm" fo:hyphenation-ladder-count="no-limit" fo:text-indent="-0.6cm"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Préformaté_20_HTML" style:display-name="Préformaté HTML" style:family="paragraph" style:parent-style-name="Normal">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style:language-complex="ar" style:country-complex="SA" fo:hyphenate="true"/>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Appel_20_note_20_de_20_bas_20_de_20_p." style:display-name="Appel note de bas de p." style:family="text" style:parent-style-name="Police_20_par_20_défaut">
      <style:text-properties style:text-position="super 67%"/>
    </style:style>
    <style:style style:name="Préformaté_20_HTML_20_Car" style:display-name="Préformaté HTML Car" style:family="text" style:parent-style-name="Police_20_par_20_défau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style:language-complex="ar" style:country-complex="SA"/>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Neat_Office/6.2.8.2$Windows_x86 LibreOffice_project/</meta:generator>
    <dc:title/>
    <meta:creation-date>2023-03-30T14:58:00Z</meta:creation-date>
    <dc:date>2023-04-06T10:05:11.667000000</dc:date>
    <meta:editing-cycles>9</meta:editing-cycles>
    <meta:editing-duration>PT7H54M7S</meta:editing-duration>
    <meta:document-statistic meta:table-count="0" meta:image-count="0" meta:object-count="0" meta:page-count="7" meta:paragraph-count="92" meta:word-count="1375" meta:character-count="10408" meta:non-whitespace-character-count="8543"/>
    <meta:template xlink:type="simple" xlink:actuate="onRequest" xlink:title="" xlink:href="Normal.dotm"/>
  </office:meta>
</office:document-meta>
</file>